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1185d" officeooo:paragraph-rsid="0011185d"/>
    </style:style>
    <style:style style:name="P2" style:family="paragraph" style:parent-style-name="Text_20_body">
      <style:text-properties officeooo:rsid="0012f94f" officeooo:paragraph-rsid="0012f94f"/>
    </style:style>
    <style:style style:name="P3" style:family="paragraph" style:parent-style-name="Text_20_body">
      <style:text-properties officeooo:rsid="00134aa5" officeooo:paragraph-rsid="00134aa5"/>
    </style:style>
    <style:style style:name="P4" style:family="paragraph" style:parent-style-name="Text_20_body">
      <style:text-properties officeooo:rsid="00145a64" officeooo:paragraph-rsid="00145a64"/>
    </style:style>
    <style:style style:name="P5" style:family="paragraph" style:parent-style-name="Text_20_body">
      <style:text-properties officeooo:rsid="0015dedb" officeooo:paragraph-rsid="0015dedb"/>
    </style:style>
    <style:style style:name="P6" style:family="paragraph" style:parent-style-name="Text_20_body">
      <style:text-properties officeooo:rsid="0015e8be" officeooo:paragraph-rsid="0015e8be"/>
    </style:style>
    <style:style style:name="P7" style:family="paragraph" style:parent-style-name="Text_20_body">
      <style:text-properties officeooo:rsid="00169de6" officeooo:paragraph-rsid="00169de6"/>
    </style:style>
    <style:style style:name="P8" style:family="paragraph" style:parent-style-name="Text_20_body">
      <style:text-properties officeooo:rsid="0016f8ce" officeooo:paragraph-rsid="0016f8ce"/>
    </style:style>
    <style:style style:name="P9" style:family="paragraph" style:parent-style-name="Text_20_body">
      <style:text-properties officeooo:rsid="0017cbe4" officeooo:paragraph-rsid="0017cbe4"/>
    </style:style>
    <style:style style:name="P10" style:family="paragraph" style:parent-style-name="Text_20_body">
      <style:text-properties officeooo:rsid="001998f8" officeooo:paragraph-rsid="001998f8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134aa5"/>
    </style:style>
    <style:style style:name="T3" style:family="text">
      <style:text-properties style:font-name="sans-serif" fo:font-size="12pt" officeooo:rsid="00145a64"/>
    </style:style>
    <style:style style:name="T4" style:family="text">
      <style:text-properties style:font-name="sans-serif" fo:font-size="12pt" officeooo:rsid="001508a2"/>
    </style:style>
    <style:style style:name="T5" style:family="text">
      <style:text-properties style:font-name="sans-serif" fo:font-size="12pt" officeooo:rsid="0015dedb"/>
    </style:style>
    <style:style style:name="T6" style:family="text">
      <style:text-properties style:font-name="sans-serif" fo:font-size="12pt" officeooo:rsid="0015e8be"/>
    </style:style>
    <style:style style:name="T7" style:family="text">
      <style:text-properties style:font-name="sans-serif" fo:font-size="12pt" officeooo:rsid="00169de6"/>
    </style:style>
    <style:style style:name="T8" style:family="text">
      <style:text-properties style:font-name="sans-serif" fo:font-size="12pt" officeooo:rsid="001bf9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estion des commerciaux</text:h>
      <text:h text:style-name="Heading_20_3" text:outline-level="3">11.Commerciaux:</text:h>
      <text:p text:style-name="Heading"><text:span text:style-name="T1"><text:tab/>a. </text:span><text:span text:style-name="T2">Afficher la liste des commerciaux</text:span></text:p>
      <text:p text:style-name="P3"><text:span text:style-name="T1">Rôle : Déclenché par un acteur externe. </text:span><text:span text:style-name="T3">Permet d’afficher la liste des commerciaux de l’agence ainsi que des biens qui leur sont rattachés. </text:span></text:p>
      <text:p text:style-name="P4"><text:span text:style-name="T1">Réalisé par : </text:span><text:span text:style-name="T4">Écran « Liste </text:span><text:span text:style-name="T5">des commerciaux</text:span><text:span text:style-name="T4">».</text:span></text:p>
      <text:p text:style-name="P5"><text:span text:style-name="T4">B</text:span><text:span text:style-name="T1">ase de données : R</text:span><text:span text:style-name="T6">écupérer la liste des occurrences dans la table </text:span><text:span text:style-name="T7">COMMERCIAL.</text:span></text:p>
      <text:p text:style-name="P6"><text:span text:style-name="T1">Conditions avant : Existence de la liste des commerciaux dans la BD.</text:span></text:p>
      <text:p text:style-name="P6"><text:span text:style-name="T1">Conditions après : Récupération de la liste des commerciaux. </text:span></text:p>
      <text:p text:style-name="Heading"><text:span text:style-name="T1"><text:tab/>b. </text:span><text:span text:style-name="T6">Ajouter un nouveau commercial</text:span></text:p>
      <text:p text:style-name="P1"><text:span text:style-name="T1"><text:tab/><text:tab/></text:span><text:span text:style-name="T7">Rôle : Déclenché par un acteur externe. Permet d’ajouter un nouveau commercial dans la base de données. </text:span></text:p>
      <text:p text:style-name="P7"><text:span text:style-name="T1">Réalisé par : Écran « Création d’un commercial ».</text:span></text:p>
      <text:p text:style-name="P7"><text:span text:style-name="T1">Base de données : Rajout d’un occurrence dans la table COMMERCIAL.</text:span></text:p>
      <text:p text:style-name="P8"><text:span text:style-name="T1">Conditions avant : Les commerciaux doivent posséder au moins toutes les informations obligatoires à la création d’une personnes dans la base de données. </text:span></text:p>
      <text:p text:style-name="P9"><text:span text:style-name="T1">Conditions après : Un nouveau commercial est ajouté à la base de données. </text:span></text:p>
      <text:p text:style-name="Heading"><text:span text:style-name="T1"><text:tab/>c. </text:span><text:span text:style-name="T8">Modifier les informations d’un commercial</text:span></text:p>
      <text:p text:style-name="P10"><text:span text:style-name="T1">Rôle : Déclenché par un acteur externe. Permet de modifier les informations d’un commercial. </text:span></text:p>
      <text:p text:style-name="P10"><text:span text:style-name="T1">Réalisé par : Écran « Liste des commerciaux ».</text:span></text:p>
      <text:p text:style-name="P10"><text:span text:style-name="T1">Base de données : Modification des champs d’une occurrence de la table COMMERCIAL. </text:span></text:p>
      <text:p text:style-name="P10"><text:span text:style-name="T1">Conditions avant : </text:span><text:span text:style-name="T8">L’occurrence</text:span><text:span text:style-name="T1"> à modifier doit exister dans la base de donnée, il ne doit pas y avoir de conflit avec les nouvelles données.</text:span></text:p>
      <text:p text:style-name="P10"><text:span text:style-name="T1">Conditions après : Les informations du commercial sont modifié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6:43.263433014</meta:creation-date>
    <dc:date>2020-02-04T16:05:25.685590140</dc:date>
    <meta:editing-duration>PT1H48M36S</meta:editing-duration>
    <meta:editing-cycles>14</meta:editing-cycles>
    <meta:generator>LibreOffice/5.2.7.2$Linux_X86_64 LibreOffice_project/20m0$Build-2</meta:generator>
    <meta:document-statistic meta:table-count="0" meta:image-count="0" meta:object-count="0" meta:page-count="1" meta:paragraph-count="20" meta:word-count="229" meta:character-count="1422" meta:non-whitespace-character-count="1200"/>
  </office:meta>
</office:document-meta>
</file>